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80000000017262797F61064FAD3.png" manifest:media-type="image/png"/>
  <manifest:file-entry manifest:full-path="Pictures/100000000000016D0000005A7D0D6708B96FAB1D.png" manifest:media-type="image/png"/>
  <manifest:file-entry manifest:full-path="Pictures/10000001000003E80000013955809F5381721A1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family-generic="roman" style:font-pitch="variable"/>
    <style:font-face style:name="Montserrat SemiBold" svg:font-family="'Montserrat SemiBold'" style:font-family-generic="roman" style:font-pitch="variable"/>
    <style:font-face style:name="Montserrat SemiBold1" svg:font-family="'Montserrat SemiBold'" style:font-family-generic="system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break-before="auto" fo:break-after="auto"/>
    </style:style>
    <style:style style:name="P2" style:family="paragraph" style:parent-style-name="normal">
      <style:paragraph-properties fo:line-height="100%" fo:orphans="0" fo:widows="0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Montserrat" fo:font-size="10pt" style:font-name-asian="Montserrat1" style:font-size-asian="10pt" style:font-name-complex="Montserrat1" style:font-size-complex="10pt"/>
    </style:style>
    <style:style style:name="P3" style:family="paragraph" style:parent-style-name="normal">
      <style:paragraph-properties fo:line-height="100%" fo:orphans="0" fo:widows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4" style:family="paragraph" style:parent-style-name="normal">
      <style:paragraph-properties fo:margin-left="4.0354in" fo:margin-right="0in" fo:margin-top="0.139in" fo:margin-bottom="0in" style:contextual-spacing="false" fo:line-height="100%" fo:orphans="0" fo:widows="0" fo:text-indent="0in" style:auto-text-indent="false"/>
      <style:text-properties fo:color="#3b4664" loext:opacity="100%" style:font-name="Montserrat SemiBold" fo:font-size="10pt" style:font-name-asian="Montserrat SemiBold1" style:font-size-asian="10pt" style:font-name-complex="Montserrat SemiBold1" style:font-size-complex="10pt"/>
    </style:style>
    <style:style style:name="P5" style:family="paragraph" style:parent-style-name="normal">
      <style:paragraph-properties fo:text-align="end" style:justify-single-word="false" fo:break-before="auto" fo:break-after="auto"/>
    </style:style>
    <style:style style:name="P6" style:family="paragraph" style:parent-style-name="normal">
      <style:paragraph-properties fo:line-height="106%" fo:text-align="center" style:justify-single-word="false" fo:break-before="auto" fo:break-after="auto"/>
      <style:text-properties fo:font-size="14pt" fo:font-weight="bold" style:font-size-asian="14pt" style:font-weight-asian="bold" style:font-size-complex="14pt"/>
    </style:style>
    <style:style style:name="P7" style:family="paragraph" style:parent-style-name="normal">
      <style:paragraph-properties fo:line-height="106%" fo:text-align="center" style:justify-single-word="false" fo:break-before="auto" fo:break-after="auto"/>
      <style:text-properties fo:font-size="14pt" fo:font-weight="bold" officeooo:rsid="003893d6" officeooo:paragraph-rsid="003893d6" style:font-size-asian="14pt" style:font-weight-asian="bold" style:font-size-complex="14pt"/>
    </style:style>
    <style:style style:name="P8" style:family="paragraph" style:parent-style-name="Text_20_body">
      <style:paragraph-properties fo:line-height="106%" fo:text-align="center" style:justify-single-word="false"/>
      <style:text-properties officeooo:paragraph-rsid="003893d6"/>
    </style:style>
    <style:style style:name="P9" style:family="paragraph" style:parent-style-name="normal">
      <style:paragraph-properties fo:line-height="106%" fo:text-align="center" style:justify-single-word="false"/>
      <style:text-properties officeooo:paragraph-rsid="003893d6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3893d6" officeooo:paragraph-rsid="003893d6"/>
    </style:style>
    <style:style style:name="P11" style:family="paragraph" style:parent-style-name="normal">
      <style:paragraph-properties fo:line-height="106%" fo:text-align="center" style:justify-single-word="false"/>
      <style:text-properties officeooo:rsid="003893d6" officeooo:paragraph-rsid="003893d6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in" fo:margin-bottom="0in" style:contextual-spacing="false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rsid="003893d6" officeooo:paragraph-rsid="003893d6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officeooo:rsid="003a277a" officeooo:paragraph-rsid="003a277a"/>
    </style:style>
    <style:style style:name="P16" style:family="paragraph" style:parent-style-name="Text_20_body" style:list-style-name="L1">
      <style:text-properties officeooo:rsid="003a4cd2" officeooo:paragraph-rsid="003a4cd2"/>
    </style:style>
    <style:style style:name="P17" style:family="paragraph" style:parent-style-name="normal" style:master-page-name="Standard">
      <style:paragraph-properties fo:line-height="106%" fo:text-align="justify" style:justify-single-word="false" style:page-number="1" fo:break-before="auto" fo:break-after="auto"/>
      <style:text-properties fo:font-size="14pt" fo:font-weight="bold" officeooo:rsid="001a48db" officeooo:paragraph-rsid="001a48db" style:font-size-asian="14pt" style:font-weight-asian="bold" style:font-size-complex="14pt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T3" style:family="text">
      <style:text-properties style:font-name="Montserrat" style:font-name-asian="Montserrat1" style:font-name-complex="Montserrat1"/>
    </style:style>
    <style:style style:name="T4" style:family="text">
      <style:text-properties officeooo:rsid="003893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a4cd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-0.222in, 0in, -0.222in, 1.381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68</text:p>
      <text:p text:style-name="P6">Trabajo Práctico Nº <text:span text:style-name="T4">2</text:span></text:p>
      <text:p text:style-name="P7">Caracteristicas de una PC</text:p>
      <text:p text:style-name="P9"/>
      <text:p text:style-name="P11">Alumno: <text:span text:style-name="T5">Pastor Pablo.</text:span></text:p>
      <text:p text:style-name="P9"/>
      <text:p text:style-name="P8"><text:bookmark text:name="yui_3_18_1_1_1743115870786_35"/>Describe las características de tu PC:</text:p>
      <text:list xml:id="list4088360411" text:style-name="L1">
        <text:list-item>
          <text:p text:style-name="P13"><text:bookmark text:name="yui_3_18_1_1_1743115870786_30"/><text:bookmark text:name="yui_3_18_1_1_1743115870786_31"/>Procesador (Marca y modelo):</text:p>
          <text:p text:style-name="P13">Intel(R) Core(TM) i3-2330M CPU @ 2.20GHz</text:p>
          <text:p text:style-name="P13"/>
        </text:list-item>
        <text:list-item>
          <text:p text:style-name="P13">Motherboard (Marca y modelo):</text:p>
          <text:p text:style-name="P13"><text:span text:style-name="T4">Marca </text:span>Quanta <text:span text:style-name="T4">Modelo TWH </text:span>QU221 <text:span text:style-name="T4">(Notebook Eurocase E3 Smart sin código de modelo).</text:span></text:p>
          <text:p text:style-name="P13"/>
        </text:list-item>
        <text:list-item>
          <text:p text:style-name="P13">Memoria (Tipo y capacidad)</text:p>
          <text:p text:style-name="P14"><text:span text:style-name="T6">1</text:span>x <text:span text:style-name="T6">8</text:span>GB DDR3L Genericas.</text:p>
        </text:list-item>
      </text:list>
      <text:p text:style-name="P10"/>
      <text:list xml:id="list202946121565027" text:continue-numbering="true" text:style-name="L1">
        <text:list-item>
          <text:p text:style-name="P13">Disco (Tipo y capacidad)</text:p>
          <text:p text:style-name="P15">SSD 480GB Kingston (SATA 3)</text:p>
          <text:p text:style-name="P15"/>
        </text:list-item>
        <text:list-item>
          <text:p text:style-name="P13">Placa de video (Tipo y capacidad)</text:p>
          <text:p text:style-name="P13">Intel(R) HD Graphics 3000</text:p>
          <text:p text:style-name="P13"/>
        </text:list-item>
        <text:list-item>
          <text:p text:style-name="P13"><text:bookmark text:name="yui_3_18_1_1_1743115870786_36"/>Fuente (Potencia en whatts)</text:p>
          <text:p text:style-name="P15">Marca Toshiba 75W Reales (19v 3.95a)</text:p>
          <text:p text:style-name="P15"/>
        </text:list-item>
        <text:list-item>
          <text:p text:style-name="P12"><text:bookmark text:name="yui_3_18_1_1_1743115870786_37"/>Otras características como por ejemplo grabadora de DVD, lector de tarjeta, usb frontales, etc.</text:p>
          <text:p text:style-name="P16">Lectograbadora de DVD, Lector de SD, 3 x USB 2.0, LAN gigalan realtek, WLAN Atheros, Display LCD 15.4”.</text:p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family-generic="roman" style:font-pitch="variable"/>
    <style:font-face style:name="Montserrat SemiBold" svg:font-family="'Montserrat SemiBold'" style:font-family-generic="roman" style:font-pitch="variable"/>
    <style:font-face style:name="Montserrat SemiBold1" svg:font-family="'Montserrat SemiBold'" style:font-family-generic="system" style:font-pitch="variable"/>
    <style:font-face style:name="Montserrat1" svg:font-family="Montserrat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break-before="auto" fo:break-after="auto"/>
    </style:style>
    <style:style style:name="MP2" style:family="paragraph" style:parent-style-name="normal">
      <style:paragraph-properties fo:line-height="100%" fo:orphans="0" fo:widows="0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Montserrat" fo:font-size="10pt" style:font-name-asian="Montserrat1" style:font-size-asian="10pt" style:font-name-complex="Montserrat1" style:font-size-complex="10pt"/>
    </style:style>
    <style:style style:name="MP3" style:family="paragraph" style:parent-style-name="normal">
      <style:paragraph-properties fo:line-height="100%" fo:orphans="0" fo:widows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4" style:family="paragraph" style:parent-style-name="normal">
      <style:paragraph-properties fo:margin-left="4.0354in" fo:margin-right="0in" fo:margin-top="0.139in" fo:margin-bottom="0in" style:contextual-spacing="false" fo:line-height="100%" fo:orphans="0" fo:widows="0" fo:text-indent="0in" style:auto-text-indent="false"/>
      <style:text-properties fo:color="#3b4664" loext:opacity="100%" style:font-name="Montserrat SemiBold" fo:font-size="10pt" style:font-name-asian="Montserrat SemiBold1" style:font-size-asian="10pt" style:font-name-complex="Montserrat SemiBold1" style:font-size-complex="10pt"/>
    </style:style>
    <style:style style:name="MP5" style:family="paragraph" style:parent-style-name="normal">
      <style:paragraph-properties fo:text-align="end" style:justify-single-word="false" fo:break-before="auto" fo:break-after="auto"/>
    </style:style>
    <style:style style:name="MT1" style:family="text">
      <style:text-properties fo:font-style="italic" style:font-style-asian="italic"/>
    </style:style>
    <style:style style:name="MT2" style:family="text">
      <style:text-properties style:font-name="Montserrat" fo:font-size="10pt" style:font-name-asian="Montserrat1" style:font-size-asian="10pt" style:font-name-complex="Montserrat1" style:font-size-complex="10pt"/>
    </style:style>
    <style:style style:name="MT3" style:family="text">
      <style:text-properties style:font-name="Montserrat" style:font-name-asian="Montserrat1" style:font-name-complex="Montserrat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-0.222in, 0in, -0.222in, 1.3819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7866in" fo:background-color="#ffffff" style:writing-mode="lr-tb" style:layout-grid-color="#c0c0c0" style:layout-grid-lines="25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1.3516in" svg:height="0.4283in" draw:z-index="2"><draw:image xlink:href="Pictures/10000001000003E80000013955809F5381721A16.png" xlink:type="simple" xlink:show="embed" xlink:actuate="onLoad" draw:mime-type="image/png"/><svg:desc>ISOLOGO-horizontal-MQ-RGB-150dpi.png</svg:desc></draw:frame><text:s text:c="80"/><text:span text:style-name="MT1">TP1 - Sistemas Numéricos<text:tab/><text:tab/><text:tab/><text:tab/><text:tab/></text:span></text:p>
      </style:header>
      <style:footer>
        <text:p text:style-name="MP2">Nota </text:p>
        <text:p text:style-name="MP3"><text:span text:style-name="MT2">Lewis Jones 248. Rawson, Chubut</text:span><text:span text:style-name="MT3"><text:line-break/></text:span><text:span text:style-name="MT2">Tel/Fax. (0280) 448 1866 / 448 1846</text:span></text:p>
        <text:p text:style-name="MP4">www.udc.edu.ar<draw:frame draw:style-name="Mfr2" draw:name="image3.png" text:anchor-type="char" svg:x="5.4134in" svg:y="0.1402in" svg:width="0.852in" svg:height="0.2083in" draw:z-index="1"><draw:image xlink:href="Pictures/100000000000016D0000005A7D0D6708B96FAB1D.png" xlink:type="simple" xlink:show="embed" xlink:actuate="onLoad" draw:mime-type="image/png"/></draw:frame><draw:frame draw:style-name="Mfr3" draw:name="image2.png" text:anchor-type="char" svg:x="0in" svg:y="0.1354in" svg:width="3.8646in" svg:height="0.2083in" draw:z-index="0"><draw:image xlink:href="Pictures/100000010000080000000017262797F61064FAD3.png" xlink:type="simple" xlink:show="embed" xlink:actuate="onLoad" draw:mime-type="image/png"/></draw:frame></text:p>
        <text:p text:style-name="MP5"><text:s text:c="74"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7T20:29:32.327451025</dc:date>
    <meta:editing-duration>PT15H5M48S</meta:editing-duration>
    <meta:editing-cycles>10</meta:editing-cycles>
    <meta:generator>LibreOffice/7.3.7.2$Linux_X86_64 LibreOffice_project/30$Build-2</meta:generator>
    <meta:document-statistic meta:table-count="0" meta:image-count="3" meta:object-count="0" meta:page-count="1" meta:paragraph-count="29" meta:word-count="152" meta:character-count="992" meta:non-whitespace-character-count="723"/>
  </office:meta>
</office:document-meta>
</file>